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Ultrafine_20_Dashed"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kt_20_ohne_20_Füllung_20_und_20_Linie">
      <style:graphic-properties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3cm" svg:stroke-color="#000000" draw:marker-start-width="0.31cm" draw:marker-end-width="0.31cm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000000" draw:marker-start-width="0.31cm" draw:marker-end-width="0.31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cm" svg:x2="3cm" svg:y2="15cm">
          <text:p/>
        </draw:line>
        <draw:line draw:style-name="gr1" draw:text-style-name="P1" draw:layer="layout" svg:x1="10cm" svg:y1="1.947cm" svg:x2="10cm" svg:y2="15cm">
          <text:p/>
        </draw:line>
        <draw:line draw:style-name="gr2" draw:text-style-name="P1" draw:layer="layout" svg:x1="10cm" svg:y1="3.947cm" svg:x2="3cm" svg:y2="6.052cm">
          <text:p/>
        </draw:line>
        <draw:line draw:style-name="gr2" draw:text-style-name="P1" draw:layer="layout" svg:x1="3cm" svg:y1="8.947cm" svg:x2="10cm" svg:y2="11.052cm">
          <text:p/>
        </draw:line>
        <draw:frame draw:style-name="gr3" draw:text-style-name="P2" draw:layer="layout" svg:width="2.609cm" svg:height="0.47cm" svg:x="10.242cm" svg:y="3.6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2.74cm" svg:height="0.47cm" svg:x="10.243cm" svg:y="10.7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1.971cm" svg:height="0.47cm" svg:x="0.943cm" svg:y="5.7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1.932cm" svg:height="0.47cm" svg:x="0.943cm" svg:y="8.6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6.608cm" svg:height="1.046cm" svg:x="11cm" svg:y="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9.402cm" svg:height="2.967cm" svg:x="10.368cm" svg:y="6.89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4" draw:text-style-name="P2" draw:layer="layout" svg:width="0.105cm" svg:height="0.105cm" svg:x="9.947cm" svg:y="3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05cm" svg:height="0.105cm" svg:x="2.94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05cm" svg:height="0.105cm" svg:x="2.947cm" svg:y="8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05cm" svg:height="0.105cm" svg:x="9.94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.369cm" svg:height="0.962cm" svg:x="1.794cm" svg:y="1.038cm">
          <draw:text-box>
            <text:p>Server</text:p>
          </draw:text-box>
        </draw:frame>
        <draw:frame draw:style-name="gr5" draw:text-style-name="P3" draw:layer="layout" svg:width="2.119cm" svg:height="0.962cm" svg:x="8.947cm" svg:y="0.985cm">
          <draw:text-box>
            <text:p>Client</text:p>
          </draw:text-box>
        </draw:frame>
        <draw:circle draw:style-name="gr6" draw:text-style-name="P2" draw:layer="layout" svg:width="2cm" svg:height="2cm" draw:transform="rotate (-3.14159265358979) translate (7.157cm 6.029cm)" draw:kind="arc" draw:start-angle="135" draw:end-angle="225">
          <text:p/>
        </draw:circle>
        <draw:line draw:style-name="gr7" draw:text-style-name="P1" draw:layer="layout" svg:x1="5.284cm" svg:y1="5.373cm" svg:x2="7.284cm" svg:y2="5.373cm">
          <text:p/>
        </draw:line>
        <draw:frame draw:style-name="gr3" draw:text-style-name="P2" draw:layer="layout" svg:width="0.487cm" svg:height="0.242cm" svg:x="6.578cm" svg:y="5.0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ircle draw:style-name="gr6" draw:text-style-name="P2" draw:layer="layout" svg:width="2cm" svg:height="2cm" draw:transform="rotate (-3.14159265358979) translate (7.411cm 10.917cm)" draw:kind="arc" draw:start-angle="315" draw:end-angle="45">
          <text:p/>
        </draw:circle>
        <draw:line draw:style-name="gr7" draw:text-style-name="P1" draw:layer="layout" svg:x1="7.284cm" svg:y1="10.261cm" svg:x2="5.284cm" svg:y2="10.261cm">
          <text:p/>
        </draw:line>
        <draw:frame draw:style-name="gr3" draw:text-style-name="P2" draw:layer="layout" svg:width="0.487cm" svg:height="0.242cm" svg:x="5.503cm" svg:y="9.9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Schneider</meta:initial-creator>
    <meta:creation-date>2018-11-22T22:48:59.251321952</meta:creation-date>
    <dc:date>2018-11-23T00:05:20.185199221</dc:date>
    <dc:creator>Danny Schneider</dc:creator>
    <meta:editing-duration>PT7M13S</meta:editing-duration>
    <meta:editing-cycles>1</meta:editing-cycles>
    <meta:document-statistic meta:object-count="22"/>
    <meta:generator>LibreOffice/6.0.7.3.0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i>t</mi>
      <mrow>
        <mn>1</mn>
        <mo stretchy="false">=</mo>
        <mi mathvariant="italic">Origin</mi>
      </mrow>
      <mi mathvariant="italic">TS</mi>
    </mrow>
    <annotation encoding="StarMath 5.0">t1 = Origin TS</annotation>
  </semantics>
</math>
</file>

<file path=Object 2/content.xml><?xml version="1.0" encoding="utf-8"?>
<math xmlns="http://www.w3.org/1998/Math/MathML" display="block">
  <semantics>
    <mrow>
      <mi>t</mi>
      <mrow>
        <mn>4</mn>
        <mo stretchy="false">=</mo>
        <mi mathvariant="italic">local</mi>
      </mrow>
      <mi mathvariant="italic">Time</mi>
    </mrow>
    <annotation encoding="StarMath 5.0">t4 = local Time</annotation>
  </semantics>
</math>
</file>

<file path=Object 3/content.xml><?xml version="1.0" encoding="utf-8"?>
<math xmlns="http://www.w3.org/1998/Math/MathML" display="block">
  <semantics>
    <mrow>
      <mi>t</mi>
      <mrow>
        <mn>2</mn>
        <mo stretchy="false">=</mo>
        <mi mathvariant="italic">Rx</mi>
      </mrow>
      <mi mathvariant="italic">TS</mi>
    </mrow>
    <annotation encoding="StarMath 5.0">t2 = Rx TS</annotation>
  </semantics>
</math>
</file>

<file path=Object 4/content.xml><?xml version="1.0" encoding="utf-8"?>
<math xmlns="http://www.w3.org/1998/Math/MathML" display="block">
  <semantics>
    <mrow>
      <mi>t</mi>
      <mrow>
        <mn>3</mn>
        <mo stretchy="false">=</mo>
        <mi mathvariant="italic">Tx</mi>
      </mrow>
      <mi mathvariant="italic">TS</mi>
    </mrow>
    <annotation encoding="StarMath 5.0">t3 = Tx TS</annotation>
  </semantics>
</math>
</file>

<file path=Object 5/content.xml><?xml version="1.0" encoding="utf-8"?>
<math xmlns="http://www.w3.org/1998/Math/MathML" display="block">
  <semantics>
    <mrow>
      <mi mathvariant="italic">roundtrip</mi>
      <mrow>
        <mi mathvariant="italic">delay</mi>
        <mo stretchy="false">=</mo>
        <mfrac>
          <mrow>
            <mrow>
              <mo fence="true" stretchy="false">(</mo>
              <mrow>
                <mrow>
                  <mi>t</mi>
                  <mrow>
                    <mn>4</mn>
                    <mo stretchy="false">−</mo>
                    <mi>t</mi>
                  </mrow>
                  <mn>1</mn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i>t</mi>
                  <mrow>
                    <mn>3</mn>
                    <mo stretchy="false">−</mo>
                    <mi>t</mi>
                  </mrow>
                  <mn>2</mn>
                </mrow>
              </mrow>
              <mo fence="true" stretchy="false">)</mo>
            </mrow>
          </mrow>
          <mn>2</mn>
        </mfrac>
      </mrow>
    </mrow>
    <annotation encoding="StarMath 5.0">roundtrip delay = {(t4-t1)-(t3-t2)}over{2}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t</mi>
            <mrow>
              <mn>2</mn>
              <mo stretchy="false">=</mo>
              <mi>t</mi>
            </mrow>
            <mrow>
              <mn>1</mn>
              <mo stretchy="false">+</mo>
              <mi mathvariant="italic">roundtrip</mi>
            </mrow>
            <mrow>
              <mi mathvariant="italic">delay</mi>
              <mo stretchy="false">−</mo>
              <mi mathvariant="italic">offset</mi>
            </mrow>
            <mo stretchy="false">→</mo>
            <mrow>
              <mi mathvariant="italic">rtd</mi>
              <mo stretchy="false">=</mo>
              <mi>t</mi>
            </mrow>
            <mrow>
              <mn>2</mn>
              <mo stretchy="false">−</mo>
              <mi>t</mi>
            </mrow>
            <mrow>
              <mn>1</mn>
              <mo stretchy="false">+</mo>
              <mi mathvariant="italic">offset</mi>
            </mrow>
          </mrow>
        </mtd>
      </mtr>
      <mtr>
        <mtd columnalign="left">
          <mrow>
            <mi>t</mi>
            <mrow>
              <mn>4</mn>
              <mo stretchy="false">=</mo>
              <mi>t</mi>
            </mrow>
            <mrow>
              <mn>3</mn>
              <mo stretchy="false">+</mo>
              <mi mathvariant="italic">roundtrip</mi>
            </mrow>
            <mrow>
              <mi mathvariant="italic">delay</mi>
              <mo stretchy="false">+</mo>
              <mi mathvariant="italic">offset</mi>
            </mrow>
            <mo stretchy="false">→</mo>
            <mrow>
              <mi mathvariant="italic">rtd</mi>
              <mo stretchy="false">=</mo>
              <mi>t</mi>
            </mrow>
            <mrow>
              <mn>4</mn>
              <mo stretchy="false">−</mo>
              <mi>t</mi>
            </mrow>
            <mrow>
              <mn>3</mn>
              <mo stretchy="false">−</mo>
              <mi mathvariant="italic">offset</mi>
            </mrow>
          </mrow>
        </mtd>
      </mtr>
      <mtr>
        <mtd columnalign="left">
          <mrow>
            <mi>t</mi>
            <mrow>
              <mn>2</mn>
              <mo stretchy="false">−</mo>
              <mi>t</mi>
            </mrow>
            <mrow>
              <mrow>
                <mn>1</mn>
                <mo stretchy="false">+</mo>
                <mi mathvariant="italic">offset</mi>
              </mrow>
              <mo stretchy="false">=</mo>
              <mi>t</mi>
            </mrow>
            <mrow>
              <mn>4</mn>
              <mo stretchy="false">−</mo>
              <mi>t</mi>
            </mrow>
            <mrow>
              <mn>3</mn>
              <mo stretchy="false">−</mo>
              <mi mathvariant="italic">offset</mi>
            </mrow>
          </mrow>
        </mtd>
      </mtr>
      <mtr>
        <mtd columnalign="left">
          <mrow>
            <mrow>
              <mrow>
                <mn>2</mn>
                <mo stretchy="false">⋅</mo>
                <mi mathvariant="italic">offset</mi>
              </mrow>
              <mo stretchy="false">=</mo>
              <mi>t</mi>
            </mrow>
            <mrow>
              <mn>4</mn>
              <mo stretchy="false">−</mo>
              <mi>t</mi>
            </mrow>
            <mrow>
              <mn>3</mn>
              <mo stretchy="false">−</mo>
              <mi>t</mi>
            </mrow>
            <mrow>
              <mn>2</mn>
              <mo stretchy="false">+</mo>
              <mi>t</mi>
            </mrow>
            <mn>1</mn>
          </mrow>
        </mtd>
      </mtr>
      <mtr>
        <mtd columnalign="left">
          <mrow>
            <mi mathvariant="italic">offset</mi>
            <mo stretchy="false">=</mo>
            <mfrac>
              <mrow>
                <mi>t</mi>
                <mrow>
                  <mn>4</mn>
                  <mo stretchy="false">−</mo>
                  <mi>t</mi>
                </mrow>
                <mrow>
                  <mn>3</mn>
                  <mo stretchy="false">−</mo>
                  <mi>t</mi>
                </mrow>
                <mrow>
                  <mn>2</mn>
                  <mo stretchy="false">+</mo>
                  <mi>t</mi>
                </mrow>
                <mn>1</mn>
              </mrow>
              <mn>2</mn>
            </mfrac>
          </mrow>
        </mtd>
      </mtr>
    </mtable>
    <annotation encoding="StarMath 5.0">alignl {t2 = t1 + roundtrip delay - offset rightarrow rtd = t2-t1+offset} newline
alignl {t4 = t3 + roundtrip delay + offset rightarrow rtd = t4-t3-offset} newline
alignl {t2-t1+offset = t4-t3-offset} newline
alignl {2 cdot offset = t4-t3-t2+t1} newline
alignl {offset = { t4-t3-t2+t1 }over{ alignc 2 }}</annotation>
  </semantics>
</math>
</file>

<file path=Object 7/content.xml><?xml version="1.0" encoding="utf-8"?>
<math xmlns="http://www.w3.org/1998/Math/MathML" display="block">
  <semantics>
    <mi>α</mi>
    <annotation encoding="StarMath 5.0">%alpha</annotation>
  </semantics>
</math>
</file>

<file path=Object 8/content.xml><?xml version="1.0" encoding="utf-8"?>
<math xmlns="http://www.w3.org/1998/Math/MathML" display="block">
  <semantics>
    <mi>α</mi>
    <annotation encoding="StarMath 5.0">%alpha</annotation>
  </semantics>
</math>
</file>